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2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stroke="dash" draw:stroke-dash="Long_20_Dash" svg:stroke-width="0.2cm" draw:marker-start-width="0.5cm" draw:marker-end-width="0.5cm" svg:stroke-linecap="butt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bf00" draw:textarea-horizontal-align="justify" draw:textarea-vertical-align="middle" draw:auto-grow-height="false" fo:min-height="5.25cm" fo:min-width="4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21cm" fo:min-width="16.94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ffbf00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1.75cm" svg:x="8.75cm" svg:y="2.906cm">
          <text:p text:style-name="P1">House</text:p>
          <text:p text:style-name="P1">Rou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cm" svg:y1="3.906cm" svg:x2="8.75cm" svg:y2="3.906cm">
          <text:p/>
        </draw:line>
        <draw:line draw:style-name="gr3" draw:text-style-name="P2" draw:layer="layout" svg:x1="6.25cm" svg:y1="2.156cm" svg:x2="6.25cm" svg:y2="6.156cm">
          <text:p/>
        </draw:line>
        <draw:frame draw:style-name="gr4" draw:text-style-name="P3" draw:layer="layout" svg:width="2.653cm" svg:height="0.962cm" svg:x="2.75cm" svg:y="3.406cm">
          <draw:text-box>
            <text:p>Internet</text:p>
          </draw:text-box>
        </draw:frame>
        <draw:line draw:style-name="gr5" draw:text-style-name="P2" draw:layer="layout" svg:x1="12cm" svg:y1="3.906cm" svg:x2="14.25cm" svg:y2="3.906cm">
          <text:p/>
        </draw:line>
        <draw:line draw:style-name="gr5" draw:text-style-name="P2" draw:layer="layout" svg:x1="14.25cm" svg:y1="2.156cm" svg:x2="14.25cm" svg:y2="3.906cm">
          <text:p/>
        </draw:line>
        <draw:line draw:style-name="gr5" draw:text-style-name="P2" draw:layer="layout" svg:x1="13.75cm" svg:y1="1.656cm" svg:x2="14.25cm" svg:y2="2.156cm">
          <text:p/>
        </draw:line>
        <draw:line draw:style-name="gr5" draw:text-style-name="P2" draw:layer="layout" svg:x1="14.75cm" svg:y1="1.656cm" svg:x2="14.25cm" svg:y2="2.156cm">
          <text:p/>
        </draw:line>
        <draw:line draw:style-name="gr5" draw:text-style-name="P2" draw:layer="layout" svg:x1="13.75cm" svg:y1="1.956cm" svg:x2="14.25cm" svg:y2="2.456cm">
          <text:p/>
        </draw:line>
        <draw:line draw:style-name="gr5" draw:text-style-name="P2" draw:layer="layout" svg:x1="14.75cm" svg:y1="1.956cm" svg:x2="14.25cm" svg:y2="2.456cm">
          <text:p/>
        </draw:line>
        <draw:custom-shape draw:style-name="gr6" draw:text-style-name="P4" draw:layer="layout" svg:width="4.75cm" svg:height="5.5cm" svg:x="5.246cm" svg:y="7.206cm">
          <text:p text:style-name="P1">Orange Pi<text:line-break/>system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4.246cm" svg:y1="6.656cm" svg:x2="14.246cm" svg:y2="8.556cm">
          <text:p/>
        </draw:line>
        <draw:line draw:style-name="gr5" draw:text-style-name="P2" draw:layer="layout" svg:x1="13.746cm" svg:y1="6.156cm" svg:x2="14.246cm" svg:y2="6.656cm">
          <text:p/>
        </draw:line>
        <draw:line draw:style-name="gr5" draw:text-style-name="P2" draw:layer="layout" svg:x1="14.746cm" svg:y1="6.156cm" svg:x2="14.246cm" svg:y2="6.656cm">
          <text:p/>
        </draw:line>
        <draw:line draw:style-name="gr5" draw:text-style-name="P2" draw:layer="layout" svg:x1="13.746cm" svg:y1="6.456cm" svg:x2="14.246cm" svg:y2="6.956cm">
          <text:p/>
        </draw:line>
        <draw:line draw:style-name="gr5" draw:text-style-name="P2" draw:layer="layout" svg:x1="14.746cm" svg:y1="6.456cm" svg:x2="14.246cm" svg:y2="6.956cm">
          <text:p/>
        </draw:line>
        <draw:line draw:style-name="gr5" draw:text-style-name="P2" draw:layer="layout" svg:x1="9.996cm" svg:y1="8.556cm" svg:x2="14.246cm" svg:y2="8.556cm">
          <text:p/>
        </draw:line>
        <draw:line draw:style-name="gr5" draw:text-style-name="P2" draw:layer="layout" svg:x1="14.246cm" svg:y1="9.756cm" svg:x2="14.246cm" svg:y2="11.656cm">
          <text:p/>
        </draw:line>
        <draw:line draw:style-name="gr5" draw:text-style-name="P2" draw:layer="layout" svg:x1="13.746cm" svg:y1="9.256cm" svg:x2="14.246cm" svg:y2="9.756cm">
          <text:p/>
        </draw:line>
        <draw:line draw:style-name="gr5" draw:text-style-name="P2" draw:layer="layout" svg:x1="14.746cm" svg:y1="9.256cm" svg:x2="14.246cm" svg:y2="9.756cm">
          <text:p/>
        </draw:line>
        <draw:line draw:style-name="gr5" draw:text-style-name="P2" draw:layer="layout" svg:x1="13.746cm" svg:y1="9.556cm" svg:x2="14.246cm" svg:y2="10.056cm">
          <text:p/>
        </draw:line>
        <draw:line draw:style-name="gr5" draw:text-style-name="P2" draw:layer="layout" svg:x1="14.746cm" svg:y1="9.556cm" svg:x2="14.246cm" svg:y2="10.056cm">
          <text:p/>
        </draw:line>
        <draw:line draw:style-name="gr5" draw:text-style-name="P2" draw:layer="layout" svg:x1="9.996cm" svg:y1="11.656cm" svg:x2="14.246cm" svg:y2="11.656cm">
          <text:p/>
        </draw:line>
        <draw:frame draw:style-name="gr7" draw:text-style-name="P3" draw:layer="layout" svg:width="1.806cm" svg:height="0.962cm" svg:x="10.996cm" svg:y="7.494cm">
          <draw:text-box>
            <text:p>USB</text:p>
          </draw:text-box>
        </draw:frame>
        <draw:frame draw:style-name="gr8" draw:text-style-name="P3" draw:layer="layout" svg:width="2.614cm" svg:height="0.962cm" svg:x="10.882cm" svg:y="10.706cm">
          <draw:text-box>
            <text:p>Internal</text:p>
          </draw:text-box>
        </draw:frame>
        <draw:frame draw:style-name="gr9" draw:text-style-name="P3" draw:layer="layout" svg:width="3.004cm" svg:height="0.962cm" svg:x="14.746cm" svg:y="7.494cm">
          <draw:text-box>
            <text:p>To router</text:p>
          </draw:text-box>
        </draw:frame>
        <draw:frame draw:style-name="gr10" draw:text-style-name="P6" draw:layer="layout" svg:width="2.686cm" svg:height="1.673cm" svg:x="14.81cm" svg:y="10.206cm">
          <draw:text-box>
            <text:p text:style-name="P5">To RBR</text:p>
            <text:p text:style-name="P5">system</text:p>
          </draw:text-box>
        </draw:frame>
        <draw:frame draw:style-name="gr11" draw:text-style-name="P7" draw:layer="layout" svg:width="17.444cm" svg:height="14.471cm" svg:x="2.25cm" svg:y="14cm">
          <draw:text-box>
            <text:p><text:span text:style-name="T1">The USB dongle provides the connection to the house router.</text:span></text:p>
            <text:p><text:span text:style-name="T1"/></text:p>
            <text:p><text:span text:style-name="T1">The internal wifi is a hotspot serving a private LAN. All the relays and</text:span></text:p>
            <text:p><text:span text:style-name="T1">thermometers are on this LAN and a Python server manages the system,</text:span></text:p>
            <text:p><text:span text:style-name="T1">accepting notifications from the thermometers and serving the</text:span></text:p>
            <text:p><text:span text:style-name="T1">RBR UI website to a phone on the same LAN. The server is addressed</text:span></text:p>
            <text:p><text:span text:style-name="T1">as </text:span><text:span text:style-name="T1"><text:a xlink:href="http://rbr.home/" xlink:type="simple">http://rbr.home</text:a></text:span><text:span text:style-name="T1">.</text:span></text:p>
            <text:p><text:span text:style-name="T1"/></text:p>
            <text:p><text:span text:style-name="T1">IP addresses are handed out by DHCP, and DNS translates the above</text:span></text:p>
            <text:p><text:span text:style-name="T1">address into the appropriate IP address. The “hostapd” daemon handles</text:span></text:p>
            <text:p><text:span text:style-name="T1">port forwarding, so the phone can talk to the Internet as well as to the server.</text:span></text:p>
            <text:p><text:span text:style-name="T1"/></text:p>
            <text:p><text:span text:style-name="T1">The advantage of this setup is that the controller can be located anywhere</text:span></text:p>
            <text:p><text:span text:style-name="T1">within wifi range of the router; all it needs is a 5W USB power supply.</text:span><text:span text:style-name="T1"><text:line-break/></text:span><text:span text:style-name="T1"><text:line-break/></text:span><text:span text:style-name="T1">Setup is mostly done before delivery and no physical access to the router</text:span></text:p>
            <text:p><text:span text:style-name="T1">is needed. All maintenance can be done from a laptop connected to the</text:span></text:p>
            <text:p><text:span text:style-name="T1">private LAN.</text:span><text:span text:style-name="T1"><text:line-break/></text:span><text:span text:style-name="T1"><text:line-break/></text:span><text:span text:style-name="T1">The setup does not currently include remote control over the Internet.</text:span><text:span text:style-name="T1"><text:line-break/></text:span><text:span text:style-name="T1">This feature is planned for early implementation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0T20:04:27.084218446</meta:creation-date>
    <dc:date>2023-01-30T20:38:36.300896425</dc:date>
    <meta:editing-duration>PT29M3S</meta:editing-duration>
    <meta:editing-cycles>4</meta:editing-cycles>
    <meta:generator>LibreOffice/7.4.4.2$Linux_X86_64 LibreOffice_project/40$Build-2</meta:generator>
    <meta:document-statistic meta:object-count="28"/>
  </office:meta>
</office:document-meta>
</file>